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091in"/>
    </style:style>
    <style:style style:name="co5" style:family="table-column">
      <style:table-column-properties fo:break-before="auto" style:column-width="3.3654in"/>
    </style:style>
    <style:style style:name="co7" style:family="table-column">
      <style:table-column-properties fo:break-before="auto" style:column-width="2.763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8618in"/>
    </style:style>
    <style:style style:name="co10" style:family="table-column">
      <style:table-column-properties fo:break-before="auto" style:column-width="2.3071in"/>
    </style:style>
    <style:style style:name="co11" style:family="table-column">
      <style:table-column-properties fo:break-before="auto" style:column-width="3.548in"/>
    </style:style>
    <style:style style:name="co14" style:family="table-column">
      <style:table-column-properties fo:break-before="auto" style:column-width="1.6217in"/>
    </style:style>
    <style:style style:name="co15" style:family="table-column">
      <style:table-column-properties fo:break-before="auto" style:column-width="1.3709in"/>
    </style:style>
    <style:style style:name="co16" style:family="table-column">
      <style:table-column-properties fo:break-before="auto" style:column-width="1.8063in"/>
    </style:style>
    <style:style style:name="co17" style:family="table-column">
      <style:table-column-properties fo:break-before="auto" style:column-width="2.9709in"/>
    </style:style>
    <style:style style:name="co18" style:family="table-column">
      <style:table-column-properties fo:break-before="auto" style:column-width="2.0374in"/>
    </style:style>
    <style:style style:name="co19" style:family="table-column">
      <style:table-column-properties fo:break-before="auto" style:column-width="2.5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SC Address</text:p>
          </table:table-cell>
          <table:table-cell table:style-name="ce1" office:value-type="string" calcext:value-type="string">
            <text:p>Address Type</text:p>
          </table:table-cell>
          <table:table-cell table:style-name="ce1" office:value-type="string" calcext:value-type="string">
            <office:annotation draw:style-name="gr1" draw:text-style-name="P1" svg:width="1.1413in" svg:height="0.7012in" svg:x="4.6079in" svg:y="0in" draw:caption-point-x="-0.2236in" draw:caption-point-y="0.0039in">
              <dc:creator>JMH</dc:creator>
              <dc:date>2015-05-04T00:00:00</dc:date>
              <text:p text:style-name="P1"><text:span text:style-name="T1">Variables are defined here using the OSC 1.1 codes.</text:span></text:p>
            </office:annotation>
            <text:p>Variable(s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iable Description(s)</text:p>
          </table:table-cell>
        </table:table-row>
        <table:table-row table:style-name="ro2">
          <table:table-cell office:value-type="string" calcext:value-type="string">
            <text:p>/OSM/log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String #1: Username</text:p>
            <text:p>String #2: SSH Key/Password</text:p>
          </table:table-cell>
        </table:table-row>
        <table:table-row table:style-name="ro3">
          <table:table-cell office:value-type="string" calcext:value-type="string">
            <text:p>/OSM/logou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tring: <text:s/>Username</text:p>
          </table:table-cell>
        </table:table-row>
        <table:table-row table:style-name="ro3">
          <table:table-cell office:value-type="string" calcext:value-type="string">
            <text:p>/OSM/ping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er pinging for connection keepalive</text:p>
          </table:table-cell>
          <table:table-cell/>
        </table:table-row>
        <table:table-row table:style-name="ro1">
          <table:table-cell office:value-type="string" calcext:value-type="string">
            <text:p>/OSM/pong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ient response to server ping for validation</text:p>
          </table:table-cell>
          <table:table-cell/>
        </table:table-row>
      </table:table>
      <table:table table:name="Sessi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1" office:value-type="string" calcext:value-type="string">
            <text:p>OSC Address</text:p>
          </table:table-cell>
          <table:table-cell table:style-name="ce1" office:value-type="string" calcext:value-type="string">
            <text:p>Address Type</text:p>
          </table:table-cell>
          <table:table-cell table:style-name="ce1" office:value-type="string" calcext:value-type="string">
            <office:annotation draw:style-name="gr1" draw:text-style-name="P1" svg:width="1.1413in" svg:height="0.7012in" svg:x="4.8917in" svg:y="0in" draw:caption-point-x="-0.2236in" draw:caption-point-y="0.0039in">
              <dc:creator>JMH</dc:creator>
              <dc:date>2015-05-04T00:00:00</dc:date>
              <text:p text:style-name="P1"><text:span text:style-name="T1">Variables are defined here using the OSC 1.1 codes.</text:span></text:p>
            </office:annotation>
            <text:p>Variable(s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iable Description(s)</text:p>
          </table:table-cell>
        </table:table-row>
        <table:table-row table:style-name="ro5">
          <table:table-cell office:value-type="string" calcext:value-type="string">
            <text:p>/OSM/session/new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siif</text:p>
          </table:table-cell>
          <table:table-cell office:value-type="string" calcext:value-type="string">
            <text:p>Create new Session</text:p>
          </table:table-cell>
          <table:table-cell office:value-type="string" calcext:value-type="string">
            <text:p>String #1: Username</text:p>
            <text:p>String #2: Name of new session/song</text:p>
            <text:p>Integer #1: Frequency (eg. 44.1kHz, 48kHz, 96kHz)</text:p>
            <text:p>Integer #2: Bitrate (eg. 8, 16, 24, 32)</text:p>
            <text:p>Float: BPM</text:p>
          </table:table-cell>
        </table:table-row>
        <table:table-row table:style-name="ro4">
          <table:table-cell office:value-type="string" calcext:value-type="string">
            <text:p>/OSM/&lt;session_id&gt;/session/delete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lete existing Session</text:p>
          </table:table-cell>
          <table:table-cell office:value-type="string" calcext:value-type="string">
            <text:p>String #1: Username</text:p>
          </table:table-cell>
        </table:table-row>
        <table:table-row table:style-name="ro2">
          <table:table-cell office:value-type="string" calcext:value-type="string">
            <text:p>/OSM/&lt;session_id&gt;/session/rename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ename existing Session</text:p>
          </table:table-cell>
          <table:table-cell office:value-type="string" calcext:value-type="string">
            <text:p>String #1: Username</text:p>
            <text:p>String #2: New Name of session/song</text:p>
          </table:table-cell>
        </table:table-row>
        <table:table-row table:style-name="ro2">
          <table:table-cell office:value-type="string" calcext:value-type="string">
            <text:p>/OSM/&lt;session_id&gt;/session/frequency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hange Session frequency</text:p>
          </table:table-cell>
          <table:table-cell office:value-type="string" calcext:value-type="string">
            <text:p>String: Username</text:p>
            <text:p>Integer: Frequency (eg. 44.1kHz, 48kHz, 96kHz)</text:p>
          </table:table-cell>
        </table:table-row>
        <table:table-row table:style-name="ro2">
          <table:table-cell office:value-type="string" calcext:value-type="string">
            <text:p>/OSM/&lt;session_id&gt;/session/bitrate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hange Session bitrate</text:p>
          </table:table-cell>
          <table:table-cell office:value-type="string" calcext:value-type="string">
            <text:p>String: Username, </text:p>
            <text:p>Integer: Bitrate(eg. 8, 16, 24, 32)</text:p>
          </table:table-cell>
        </table:table-row>
        <table:table-row table:style-name="ro2">
          <table:table-cell office:value-type="string" calcext:value-type="string">
            <text:p>/OSM/&lt;session_id&gt;/session/bpm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hange Session BPM</text:p>
          </table:table-cell>
          <table:table-cell office:value-type="string" calcext:value-type="string">
            <text:p>String:  Username</text:p>
            <text:p>Float: BPM</text:p>
          </table:table-cell>
        </table:table-row>
      </table:table>
      <table:table table:name="Track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OSC Address</text:p>
          </table:table-cell>
          <table:table-cell table:style-name="ce1" office:value-type="string">
            <text:p>Address Type</text:p>
          </table:table-cell>
          <table:table-cell table:style-name="ce1" office:value-type="string">
            <office:annotation draw:style-name="gr1" draw:text-style-name="P1" svg:width="1.1413in" svg:height="0.7012in" svg:x="4.1654in" svg:y="0in" draw:caption-point-x="-0.2386in" draw:caption-point-y="0.0039in">
              <dc:creator>JMH</dc:creator>
              <dc:date>2015-05-04T00:00:00</dc:date>
              <text:p text:style-name="P1"><text:span text:style-name="T1">Variables are defined here using the OSC 1.1 codes.</text:span></text:p>
            </office:annotation>
            <text:p>Variable(s)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riable Description(s)</text:p>
          </table:table-cell>
        </table:table-row>
        <table:table-row table:style-name="ro7">
          <table:table-cell office:value-type="string">
            <text:p>/OSM/track/new</text:p>
          </table:table-cell>
          <table:table-cell office:value-type="string">
            <text:p>Track</text:p>
          </table:table-cell>
          <table:table-cell office:value-type="string">
            <text:p>iss</text:p>
          </table:table-cell>
          <table:table-cell office:value-type="string">
            <text:p>Create a new track</text:p>
          </table:table-cell>
          <table:table-cell office:value-type="string">
            <text:p>Integer: <text:s/>Session ID</text:p>
            <text:p>String #1: Username</text:p>
            <text:p>String #2: Track name</text:p>
          </table:table-cell>
        </table:table-row>
        <table:table-row table:style-name="ro3">
          <table:table-cell office:value-type="string">
            <text:p>/OSM/track/fader</text:p>
          </table:table-cell>
          <table:table-cell office:value-type="string">
            <text:p>Track</text:p>
          </table:table-cell>
          <table:table-cell table:number-columns-repeated="3"/>
        </table:table-row>
        <table:table-row table:style-name="ro1">
          <table:table-cell office:value-type="string">
            <text:p>/OSM/track/pan</text:p>
          </table:table-cell>
          <table:table-cell office:value-type="string">
            <text:p>Track</text:p>
          </table:table-cell>
          <table:table-cell table:number-columns-repeated="3"/>
        </table:table-row>
      </table:table>
      <table:table table:name="Clip" table:style-name="ta1"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style-name="ce1" office:value-type="string" calcext:value-type="string">
            <text:p>OSC Address</text:p>
          </table:table-cell>
          <table:table-cell table:style-name="ce1" office:value-type="string" calcext:value-type="string">
            <text:p>Address Type</text:p>
          </table:table-cell>
          <table:table-cell table:style-name="ce1" office:value-type="string" calcext:value-type="string">
            <office:annotation draw:style-name="gr1" draw:text-style-name="P1" svg:width="1.1413in" svg:height="0.7012in" svg:x="4.2583in" svg:y="0in" draw:caption-point-x="-0.2236in" draw:caption-point-y="0.0039in">
              <dc:creator>JMH</dc:creator>
              <dc:date>2015-05-04T00:00:00</dc:date>
              <text:p text:style-name="P1"><text:span text:style-name="T1">Variables are defined here using the OSC 1.1 codes.</text:span></text:p>
            </office:annotation>
            <text:p>Variable(s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riable Description(s)</text:p>
          </table:table-cell>
        </table:table-row>
        <table:table-row table:style-name="ro6">
          <table:table-cell office:value-type="string" calcext:value-type="string">
            <text:p>/OSM/clip/new_audio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iistb</text:p>
          </table:table-cell>
          <table:table-cell office:value-type="string" calcext:value-type="string">
            <text:p>Add a new clip to a track</text:p>
          </table:table-cell>
          <table:table-cell office:value-type="string" calcext:value-type="string">
            <text:p>String #1: Username</text:p>
            <text:p>Integer #1: Session ID</text:p>
            <text:p>Integer #2: Track #</text:p>
            <text:p>String #2: Filename of clip</text:p>
            <text:p>Timetag: Time within track where clip starts </text:p>
            <text:p>Blob:  Audio data</text:p>
          </table:table-cell>
        </table:table-row>
        <table:table-row table:style-name="ro6">
          <table:table-cell office:value-type="string" calcext:value-type="string">
            <text:p>/OSM/clip/new_midi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iistb</text:p>
          </table:table-cell>
          <table:table-cell office:value-type="string" calcext:value-type="string">
            <text:p>Add a new clip to a track</text:p>
          </table:table-cell>
          <table:table-cell office:value-type="string" calcext:value-type="string">
            <text:p>String #1: Username</text:p>
            <text:p>Integer #1: Session ID</text:p>
            <text:p>Integer #2: Track #</text:p>
            <text:p>String #2: Filename of clip</text:p>
            <text:p>Timetag: Time within track where clip starts </text:p>
            <text:p>Blob:  Audio 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6/02/2015</text:date>, <text:time>07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arrer</meta:initial-creator>
    <meta:creation-date>2015-05-04T21:37:35</meta:creation-date>
    <dc:date>2015-06-02T07:53:18</dc:date>
    <meta:editing-duration>P5DT3H3M16S</meta:editing-duration>
    <meta:editing-cycles>5</meta:editing-cycles>
    <meta:generator>OpenOffice/4.1.0$Unix OpenOffice.org_project/410m18$Build-9764</meta:generator>
    <dc:creator>Jason Harrer</dc:creator>
    <meta:document-statistic meta:table-count="4" meta:cell-count="87" meta:object-count="0"/>
  </office:meta>
</office:document-meta>
</file>